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3caff" draw:textarea-horizontal-align="justify" draw:textarea-vertical-align="middle" draw:auto-grow-height="false" fo:min-height="1.097cm" fo:min-width="0.84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vertical-align="middle" draw:auto-grow-height="false" fo:min-height="2.544cm" fo:min-width="8.517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standard">
      <style:graphic-properties draw:fill-color="#ff9999" draw:textarea-horizontal-align="justify" draw:textarea-vertical-align="middle" draw:auto-grow-height="false" fo:min-height="0.438cm" fo:min-width="3.197cm"/>
    </style:style>
    <style:style style:name="gr6" style:family="graphic" style:parent-style-name="standard">
      <style:graphic-properties draw:fill-color="#66ff99" draw:textarea-horizontal-align="justify" draw:textarea-vertical-align="middle" draw:auto-grow-height="false" fo:min-height="0.438cm" fo:min-width="2.22cm"/>
    </style:style>
    <style:style style:name="gr7" style:family="graphic" style:parent-style-name="standard">
      <style:graphic-properties draw:fill-color="#66ff99" draw:opacity="30%" draw:textarea-horizontal-align="justify" draw:textarea-vertical-align="middle" draw:auto-grow-height="false" fo:min-height="0.438cm" fo:min-width="2.22cm"/>
    </style:style>
    <style:style style:name="P1" style:family="paragraph">
      <style:paragraph-properties fo:text-align="center"/>
    </style:style>
    <style:style style:name="P2" style:family="paragraph">
      <loext:graphic-properties draw:fill-color="#83ca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-color="#ff9999"/>
      <style:paragraph-properties fo:text-align="center"/>
    </style:style>
    <style:style style:name="P6" style:family="paragraph">
      <loext:graphic-properties draw:fill-color="#66ff99"/>
      <style:paragraph-properties fo:text-align="center"/>
    </style:style>
    <style:style style:name="P7" style:family="paragraph">
      <style:paragraph-properties fo:text-align="center"/>
      <style:text-properties fo:color="#b2b2b2"/>
    </style:style>
    <style:style style:name="P8" style:family="paragraph">
      <loext:graphic-properties draw:fill-color="#66ff99" draw:opacity="30%"/>
      <style:paragraph-properties fo:text-align="center"/>
      <style:text-properties fo:color="#b2b2b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b2b2b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905cm" svg:height="1.905cm" svg:x="1.272cm" svg:y="1.68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905cm" svg:height="1.905cm" svg:x="5.272cm" svg:y="1.68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905cm" svg:height="1.905cm" svg:x="8.272cm" svg:y="4.68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5.272cm" svg:y1="2.639cm" svg:x2="3.177cm" svg:y2="2.639cm" draw:start-shape="id1" draw:start-glue-point="6" draw:end-shape="id2" draw:end-glue-point="10" svg:d="M5272 2639h-2095" svg:viewBox="0 0 2096 1">
          <text:p/>
        </draw:connector>
        <draw:connector draw:style-name="gr2" draw:text-style-name="P3" draw:layer="layout" draw:type="curve" svg:x1="8.272cm" svg:y1="5.639cm" svg:x2="7.177cm" svg:y2="2.639cm" draw:start-shape="id3" draw:start-glue-point="6" draw:end-shape="id1" draw:end-glue-point="10" svg:d="M8272 5639c-822 0-275-3000-1095-3000" svg:viewBox="0 0 1096 3001">
          <text:p/>
        </draw:connector>
        <draw:custom-shape draw:style-name="gr1" draw:text-style-name="P2" xml:id="id4" draw:id="id4" draw:layer="layout" svg:width="1.905cm" svg:height="1.905cm" svg:x="14.272cm" svg:y="1.686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4.272cm" svg:y1="2.639cm" svg:x2="7.177cm" svg:y2="2.639cm" draw:start-shape="id4" draw:start-glue-point="6" draw:end-shape="id1" draw:end-glue-point="10" svg:d="M14272 2639h-7095" svg:viewBox="0 0 7096 1">
          <text:p/>
        </draw:connector>
        <draw:custom-shape draw:style-name="gr1" draw:text-style-name="P2" xml:id="id5" draw:id="id5" draw:layer="layout" svg:width="1.905cm" svg:height="1.905cm" svg:x="11.272cm" svg:y="4.686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1.272cm" svg:y1="5.639cm" svg:x2="10.177cm" svg:y2="5.639cm" draw:start-shape="id5" draw:start-glue-point="6" draw:end-shape="id3" draw:end-glue-point="10" svg:d="M11272 5639h-1095" svg:viewBox="0 0 1096 1">
          <text:p/>
        </draw:connector>
        <draw:custom-shape draw:style-name="gr1" draw:text-style-name="P2" xml:id="id6" draw:id="id6" draw:layer="layout" svg:width="1.905cm" svg:height="1.905cm" svg:x="20.272cm" svg:y="1.686cm">
          <text:p text:style-name="P1">D<text:span text:style-name="T1">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20.272cm" svg:y1="2.639cm" svg:x2="19.177cm" svg:y2="2.639cm" draw:start-shape="id6" draw:start-glue-point="6" draw:end-shape="id7" draw:end-glue-point="10" svg:d="M20272 2639h-1095" svg:viewBox="0 0 1096 1">
          <text:p/>
        </draw:connector>
        <draw:connector draw:style-name="gr2" draw:text-style-name="P3" draw:layer="layout" draw:type="curve" svg:x1="17.272cm" svg:y1="2.639cm" svg:x2="16.177cm" svg:y2="2.639cm" draw:start-shape="id7" draw:start-glue-point="6" draw:end-shape="id4" draw:end-glue-point="10" svg:d="M17272 2639h-1095" svg:viewBox="0 0 1096 1">
          <text:p/>
        </draw:connector>
        <draw:custom-shape draw:style-name="gr3" draw:text-style-name="P1" draw:layer="layout" svg:width="9.017cm" svg:height="2.794cm" svg:x="9.89cm" svg:y="3.159cm">
          <text:p/>
          <draw:enhanced-geometry svg:viewBox="0 0 21600 21600" draw:mirror-vertical="true" draw:text-areas="0 0 21600 21600" draw:type="circular-arrow" draw:modifiers="-90.6543726699408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text-style-name="P4" draw:layer="layout" svg:width="6.604cm" svg:height="1.27cm" svg:x="18.018cm" svg:y="5.445cm">
          <draw:text-box>
            <text:p><text:span text:style-name="T1">git cherry-pick C D</text:span></text:p>
          </draw:text-box>
        </draw:frame>
        <draw:custom-shape draw:style-name="gr5" draw:text-style-name="P5" draw:layer="layout" svg:width="3.771cm" svg:height="0.762cm" svg:x="12.13cm" svg:y="6.077cm">
          <text:p text:style-name="P1">fix/bug-12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2.794cm" svg:height="0.762cm" svg:x="21.375cm" svg:y="1.382cm">
          <text:p text:style-name="P1">*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2.794cm" svg:height="0.762cm" svg:x="15.376cm" svg:y="1.383cm">
          <text:p text:style-name="P7"><text:span text:style-name="T2">*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1.905cm" svg:height="1.905cm" svg:x="17.272cm" svg:y="1.686cm">
          <text:p text:style-name="P1">C<text:span text:style-name="T1">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9:12:21.513909818</meta:creation-date>
    <dc:date>2017-08-30T22:17:41.140939026</dc:date>
    <meta:editing-duration>PT15M56S</meta:editing-duration>
    <meta:editing-cycles>10</meta:editing-cycles>
    <meta:generator>LibreOffice/5.1.6.2$Linux_X86_64 LibreOffice_project/10m0$Build-2</meta:generator>
    <meta:document-statistic meta:object-count="18"/>
  </office:meta>
</office:document-meta>
</file>